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justify"/>
    </style:style>
    <style:style style:name="P9" style:parent-style-name="Standard" style:list-style-name="LFO1" style:family="paragraph">
      <style:paragraph-properties fo:text-align="justify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P13" style:parent-style-name="Standard" style:list-style-name="LFO1" style:family="paragraph">
      <style:paragraph-properties fo:text-align="justify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P15" style:parent-style-name="Standard" style:list-style-name="LFO1" style:family="paragraph">
      <style:paragraph-properties fo:text-align="justify"/>
    </style:style>
    <style:style style:name="P16" style:parent-style-name="Standard" style:list-style-name="LFO1" style:family="paragraph">
      <style:paragraph-properties fo:text-align="justify"/>
    </style:style>
    <style:style style:name="P17" style:parent-style-name="Standard" style:list-style-name="LFO1" style:family="paragraph">
      <style:paragraph-properties fo:text-align="justify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list-style-name="LFO2" style:family="paragraph">
      <style:paragraph-properties fo:text-align="justify"/>
    </style:style>
    <style:style style:name="P23" style:parent-style-name="Standard" style:list-style-name="LFO2" style:family="paragraph">
      <style:paragraph-properties fo:text-align="justify"/>
    </style:style>
    <style:style style:name="P24" style:parent-style-name="Standard" style:list-style-name="LFO2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</office:automatic-styles>
  <office:body>
    <office:text text:use-soft-page-breaks="true">
      <text:p text:style-name="P1">Tironi Alessandro, Vajana Filippo</text:p>
      <text:p text:style-name="P2"/>
      <text:p text:style-name="P3">PROGETTO: AGENTE STEALTH</text:p>
      <text:p text:style-name="Standard"/>
      <text:p text:style-name="P4">1. INTRODUZIONE</text:p>
      <text:p text:style-name="P5">Accade, in molti videogiochi, che il giocatore venga messo nei panni di un soldato che ha l'ordine di<text:s/>infiltrarsi in un avamposto nemico, raggiungendo un obiettivo (ad esempio un prigioniero) senza farsi vedere dai soldati nemici. Scopo di questo progetto è definire un agente intelligente che prenda il posto del giocatore, guidando il soldato alleato attraverso le sentinelle senza farsi scoprire.</text:p>
      <text:p text:style-name="P6"/>
      <text:p text:style-name="P7">2. IL MONDO RAPPRESENTATO</text:p>
      <text:p text:style-name="P8">Il soldato si muove all'interno di una griglia di dimensione variabile, le cui celle possono assumere i seguenti valori:</text:p>
      <text:list text:style-name="LFO1" text:continue-numbering="true">
        <text:list-item>
          <text:p text:style-name="P9">S:<text:s/><text:span text:style-name="T10">sold</text:span><text:span text:style-name="T11">i</text:span><text:span text:style-name="T12">er</text:span>, ovvero il soldato guidato dall'agente;</text:p>
        </text:list-item>
        <text:list-item>
          <text:p text:style-name="P13">E:<text:s/><text:span text:style-name="T14">enemy</text:span>, ovvero<text:s/>le sentinelle nemiche;</text:p>
        </text:list-item>
        <text:list-item>
          <text:p text:style-name="P15">spazio bianco, ovvero una zona attraversabile;</text:p>
        </text:list-item>
        <text:list-item>
          <text:p text:style-name="P16">#, ovvero un muro o ostacolo;</text:p>
        </text:list-item>
        <text:list-item>
          <text:p text:style-name="P17">P:<text:s/><text:span text:style-name="T18">prisoner</text:span>, ovvero un prigioniero (l'obiettivo).</text:p>
        </text:list-item>
      </text:list>
      <text:p text:style-name="P19">Combinando adeguatamente i simboli sopra elencati, è possibile costruire dei file<text:s/>ASCII<text:s/>che rappresenteranno delle mappe in cui far operare l'agente.</text:p>
      <text:p text:style-name="P20"/>
      <text:p text:style-name="P21">Il soldato e le sentinelle, in una sola iterazione, possono compiere una delle seguenti mosse:</text:p>
      <text:list text:style-name="LFO2" text:continue-numbering="true">
        <text:list-item>
          <text:p text:style-name="P22">muoversi di una cella a destra, sinistra, su o giù;</text:p>
        </text:list-item>
        <text:list-item>
          <text:p text:style-name="P23">aspettare;</text:p>
        </text:list-item>
        <text:list-item>
          <text:p text:style-name="P24">guardare a destra, sinistra, su o giù (esclusivo<text:s/>delle sentinelle).</text:p>
        </text:list-item>
      </text:list>
      <text:p text:style-name="P25">Il campo visivo delle sentinelle è di forma rettangolare ed è rappresentato dal seguente schema (dove le X sono le celle della griglia “osservate” dalla sentinella):</text:p>
      <text:p text:style-name="P26"/>
      <text:p text:style-name="P27"><text:tab/>XXXXXXX</text:p>
      <text:p text:style-name="P28"><text:tab/>XEXXXXX</text:p>
      <text:p text:style-name="P29"><text:tab/>XXXXXXX</text:p>
      <text:p text:style-name="P30">Si assume che la sentinella stia guardando<text:s/>verso destra.</text:p>
      <text:p text:style-name="P31"/>
      <text:p text:style-name="P32">Nota: mentre il soldato è mosso dall'agente, le sentinelle si muovono secondo un pattern prefissato che l'agente inizialmente non conosce: sarà quindi costretto a fare delle assunzioni sulla prossima azione delle sentinelle e, se necessario,<text:s/>imparare dagli errori.</text:p>
      <text:p text:style-name="P33"/>
      <text:p text:style-name="P34">3. L'AGENTE</text:p>
      <text:p text:style-name="P35">L'agente che muove il soldato sarà implementato in Prolog sfruttando le librerie messe a disposizione dal docente e avrà l'obiettivo di raggiungere il prigioniero minimizzando lo spazio percorso e le allerte delle sentinelle.</text:p>
      <text:p text:style-name="P36">Obiettivo del progetto è testare i diversi comportamenti dell'agente in funzione dell'approccio al mondo esterno: si osserverà cosa accade se si permette all'agente di fare assunzioni più “prudenti” (ad esempio assumendo che alla prossima iterazione<text:s/>la sentinella più vicina si volti verso di lui) o se si da una maggiore enfasi alla minimizzazione del percorso seguito piuttosto che all'evitare le sentinelle.</text:p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ilippo Vajana</dc:creator>
    <meta:creation-date>2016-03-21T21:51:00Z</meta:creation-date>
    <dc:date>2016-03-21T21:53:00Z</dc:date>
    <meta:template xlink:href="Normal.dotm" xlink:type="simple"/>
    <meta:editing-cycles>5</meta:editing-cycles>
    <meta:editing-duration>PT720S</meta:editing-duration>
    <meta:document-statistic meta:page-count="1" meta:paragraph-count="4" meta:word-count="356" meta:character-count="2384" meta:row-count="16" meta:non-whitespace-character-count="2032"/>
  </office:meta>
</office:document-meta>
</file>